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59cm" table:align="center"/>
    </style:style>
    <style:style style:name="Tabla1.A" style:family="table-column">
      <style:table-column-properties style:column-width="9.659cm"/>
    </style:style>
    <style:style style:name="Tabla1.A1" style:family="table-cell">
      <style:table-cell-properties style:vertical-align="middle" fo:padding="0.049cm" fo:border="none"/>
    </style:style>
    <style:style style:name="Tabla2" style:family="table">
      <style:table-properties style:width="9.128cm" table:align="center"/>
    </style:style>
    <style:style style:name="Tabla2.A" style:family="table-column">
      <style:table-column-properties style:column-width="9.128cm"/>
    </style:style>
    <style:style style:name="Tabla2.A1" style:family="table-cell">
      <style:table-cell-properties style:vertical-align="middle" fo:padding="0.049cm" fo:border="none"/>
    </style:style>
    <style:style style:name="P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Arial1" fo:font-size="9.75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Georgia" fo:font-size="10.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Georgia" fo:font-size="9.7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underline-style="none"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able_20_Contents">
      <style:paragraph-properties fo:margin-top="0cm" fo:margin-bottom="0.499cm" style:contextual-spacing="false" fo:text-align="start" style:justify-single-word="false"/>
    </style:style>
    <style:style style:name="P8" style:family="paragraph" style:parent-style-name="Table_20_Contents">
      <style:paragraph-properties fo:margin-top="0cm" fo:margin-bottom="0.499cm" style:contextual-spacing="false" fo:text-align="end" style:justify-single-word="false"/>
      <style:text-properties fo:font-style="italic"/>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font-name="Arial1" fo:font-size="9.75pt" fo:font-style="italic" style:text-underline-style="none" fo:font-weight="normal" style:text-blinking="false" fo:background-color="transparent"/>
    </style:style>
    <style:style style:name="T3" style:family="text">
      <style:text-properties fo:font-style="italic"/>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0fc7677-4bbc-f21f-7eef-4d8804d29f87"/>Decir, hacer</text:p>
      <text:p text:style-name="P5">        </text:p>
      <text:p text:style-name="P6"><text:span text:style-name="T1">                                                 </text:span><text:span text:style-name="T2">A Roman Jakobson</text:span></text:p>
      <text:p text:style-name="P5">        </text:p>
      <text:p text:style-name="P2">Entre lo que veo y digo,</text:p>
      <text:p text:style-name="P2">Entre lo que digo y callo,</text:p>
      <text:p text:style-name="P2">Entre lo que callo y sueño,</text:p>
      <text:p text:style-name="P2">Entre lo que sueño y olvido</text:p>
      <text:p text:style-name="P2">La poesía.</text:p>
      <text:p text:style-name="P2">Se desliza entre el sí y el no:</text:p>
      <text:p text:style-name="P2">dice</text:p>
      <text:p text:style-name="P2">lo que callo,</text:p>
      <text:p text:style-name="P2">calla</text:p>
      <text:p text:style-name="P2">lo que digo,</text:p>
      <text:p text:style-name="P2">sueña</text:p>
      <text:p text:style-name="P2">lo que olvido.</text:p>
      <text:p text:style-name="P2">No es un decir:</text:p>
      <text:p text:style-name="P2">es un hacer.</text:p>
      <text:p text:style-name="P2">Es un hacer</text:p>
      <text:p text:style-name="P2">que es un decir.</text:p>
      <text:p text:style-name="P2">La poesía</text:p>
      <text:p text:style-name="P2">se dice y se oye:</text:p>
      <text:p text:style-name="P2">es real.</text:p>
      <text:p text:style-name="P2">Y apenas digo</text:p>
      <text:p text:style-name="P2">es real,</text:p>
      <text:p text:style-name="P2">se disipa.</text:p>
      <text:p text:style-name="P2">¿Así es más real?</text:p>
      <text:p text:style-name="P2">Idea palpable,</text:p>
      <text:p text:style-name="P2">palabra</text:p>
      <text:p text:style-name="P2">impalpable:</text:p>
      <text:p text:style-name="P2">la poesía</text:p>
      <text:p text:style-name="P2">va y viene</text:p>
      <text:p text:style-name="P2">entre lo que es</text:p>
      <text:p text:style-name="P2">y lo que no es.</text:p>
      <text:p text:style-name="P2">Teje reflejos</text:p>
      <text:p text:style-name="P2">y los desteje.</text:p>
      <text:p text:style-name="P2">La poesía</text:p>
      <text:p text:style-name="P2">siembra ojos en las páginas</text:p>
      <text:p text:style-name="P2">siembra palabras en los ojos.</text:p>
      <text:p text:style-name="P2">Los ojos hablan</text:p>
      <text:p text:style-name="P2">las palabras miran,</text:p>
      <text:p text:style-name="P2">las miradas piensan.</text:p>
      <text:p text:style-name="P2">Oír</text:p>
      <text:p text:style-name="P2"><text:soft-page-break/>los pensamientos,</text:p>
      <text:p text:style-name="P2">ver</text:p>
      <text:p text:style-name="P2">lo que decimos</text:p>
      <text:p text:style-name="P2">tocar</text:p>
      <text:p text:style-name="P2">el cuerpo</text:p>
      <text:p text:style-name="P2">de la idea.</text:p>
      <text:p text:style-name="P2">Los ojos</text:p>
      <text:p text:style-name="P2">se cierran</text:p>
      <text:p text:style-name="P2">Las palabras se abren.</text:p>
      <text:p text:style-name="Text_20_body"/>
      <text:p text:style-name="P1">Elegía interrumpida</text:p>
      <text:p text:style-name="P5">        </text:p>
      <text:p text:style-name="P2">Hoy recuerdo a los muertos de mi casa.</text:p>
      <text:p text:style-name="P2">Al primer muerto nunca lo olvidamos,</text:p>
      <text:p text:style-name="P2">aunque muera de rayo, tan aprisa</text:p>
      <text:p text:style-name="P2">que no alcance la cama ni los óleos.</text:p>
      <text:p text:style-name="P2">Oigo el bastón que duda en un peldaño,</text:p>
      <text:p text:style-name="P2">el cuerpo que se afianza en un suspiro,</text:p>
      <text:p text:style-name="P2">la puerta que se abre, el muerto que entra.</text:p>
      <text:p text:style-name="P2">De una puerta a morir hay poco espacio</text:p>
      <text:p text:style-name="P2">y apenas queda tiempo de sentarse,</text:p>
      <text:p text:style-name="P2">alzar la cara, ver la hora</text:p>
      <text:p text:style-name="P2">y enterarse: las ocho y cuarto.</text:p>
      <text:p text:style-name="P2">Hoy recuerdo a los muertos de mi casa.</text:p>
      <text:p text:style-name="P2">La que murió noche tras noche</text:p>
      <text:p text:style-name="P2">y era una larga despedida,</text:p>
      <text:p text:style-name="P2">un tren que nunca parte, su agonía.</text:p>
      <text:p text:style-name="P2">Codicia de la boca</text:p>
      <text:p text:style-name="P2">al hilo de un suspiro suspendida,</text:p>
      <text:p text:style-name="P2">ojos que no se cierran y hacen señas</text:p>
      <text:p text:style-name="P2">y vagan de la lámpara a mis ojos,</text:p>
      <text:p text:style-name="P2">fija mirada que se abraza a otra,</text:p>
      <text:p text:style-name="P2">ajena, que se asfixia en el abrazo</text:p>
      <text:p text:style-name="P2">y al fin se escapa y ve desde la orilla</text:p>
      <text:p text:style-name="P2">cómo se hunde y pierde cuerpo el alma</text:p>
      <text:p text:style-name="P2">y no encuentra unos ojos a que asirse...</text:p>
      <text:p text:style-name="P2">¿Y me invitó a morir esa mirada?</text:p>
      <text:p text:style-name="P2">Quizá morimos sólo porque nadie</text:p>
      <text:p text:style-name="P2">quiere morirse con nosotros, nadie</text:p>
      <text:p text:style-name="P2">quiere mirarnos a los ojos.</text:p>
      <text:p text:style-name="P2">Hoy recuerdo a los muertos de mi casa.</text:p>
      <text:p text:style-name="P2">Al que se fue por unas horas</text:p>
      <text:p text:style-name="P2">y nadie sabe en qué silencio entró.</text:p>
      <text:p text:style-name="P2"><text:soft-page-break/>De sobremesa, cada noche,</text:p>
      <text:p text:style-name="P2">la pausa sin color que da al vacío</text:p>
      <text:p text:style-name="P2">o la frase sin fin que cuelga a medias</text:p>
      <text:p text:style-name="P2">del hilo de la araña del silencio</text:p>
      <text:p text:style-name="P2">abren un corredor para el que vuelve:</text:p>
      <text:p text:style-name="P2">suenan sus pasos, sube, se detiene...</text:p>
      <text:p text:style-name="P2">Y alguien entre nosotros se levanta</text:p>
      <text:p text:style-name="P2">y cierra bien la puerta.</text:p>
      <text:p text:style-name="P2">Pero él, allá del otro lado, insiste.</text:p>
      <text:p text:style-name="P2">Acecha en cada hueco, en los repliegues,</text:p>
      <text:p text:style-name="P2">vaga entre los bostezos, las afueras.</text:p>
      <text:p text:style-name="P2">Aunque cerremos puertas, él insiste.</text:p>
      <text:p text:style-name="P2">Hoy recuerdo a los muertos de mi casa.</text:p>
      <text:p text:style-name="P2">Rostros perdidos en mi frente, rostros</text:p>
      <text:p text:style-name="P2">sin ojos, ojos fijos, vaciados,</text:p>
      <text:p text:style-name="P2">¿busco en ellos acaso mi secreto,</text:p>
      <text:p text:style-name="P2">el dios de sangre que mi sangre mueve,</text:p>
      <text:p text:style-name="P2">el dios de yelo, el dios que me devora?</text:p>
      <text:p text:style-name="P2">Su silencio es espejo de mi vida,</text:p>
      <text:p text:style-name="P2">en mi vida su muerte se prolonga:</text:p>
      <text:p text:style-name="P2">soy el error final de sus errores.</text:p>
      <text:p text:style-name="P2">Hoy recuerdo a los muertos de mi casa.</text:p>
      <text:p text:style-name="P2">El pensamiento disipado, el acto</text:p>
      <text:p text:style-name="P2">disipado, los nombres esparcidos</text:p>
      <text:p text:style-name="P2">(lagunas, zonas nulas, hoyos</text:p>
      <text:p text:style-name="P2">que escarba terca la memoria),</text:p>
      <text:p text:style-name="P2">la dispersión de los encuentros,</text:p>
      <text:p text:style-name="P2">el yo, su guiño abstracto, compartido</text:p>
      <text:p text:style-name="P2">siempre por otro (el mismo) yo, las iras,</text:p>
      <text:p text:style-name="P2">el deseo y sus máscaras, la víbora</text:p>
      <text:p text:style-name="P2">enterrada, las lentas erosiones,</text:p>
      <text:p text:style-name="P2">la espera, el miedo, el acto</text:p>
      <text:p text:style-name="P2">y su reverso: en mí se obstinan,</text:p>
      <text:p text:style-name="P2">piden comer el pan, la fruta, el cuerpo,</text:p>
      <text:p text:style-name="P2">beber el agua que les fue negada.</text:p>
      <text:p text:style-name="P2">Pero no hay agua ya, todo está seco,</text:p>
      <text:p text:style-name="P2">no sabe el pan, la fruta amarga,</text:p>
      <text:p text:style-name="P2">amor domesticado, masticado,</text:p>
      <text:p text:style-name="P2">en jaulas de barrotes invisibles</text:p>
      <text:p text:style-name="P2">mono onanista y perra amaestrada,</text:p>
      <text:p text:style-name="P2">lo que devoras te devora,</text:p>
      <text:p text:style-name="P2">tu víctima también es tu verdugo.</text:p>
      <text:p text:style-name="P2">Montón de días muertos, arrugados</text:p>
      <text:p text:style-name="P2">periódicos, y noches descorchadas</text:p>
      <text:p text:style-name="P2"><text:soft-page-break/>y amaneceres, corbata, nudo corredizo:</text:p>
      <text:p text:style-name="P2">-saluda al sol, araña, no seas rencorosa...-</text:p>
      <text:p text:style-name="P2">Es un desierto circular el mundo,</text:p>
      <text:p text:style-name="P2">el cielo está cerrado y el infierno vacío</text:p>
      <text:p text:style-name="Text_20_body"/>
      <text:p text:style-name="P1">La calle</text:p>
      <text:p text:style-name="P5">        </text:p>
      <text:p text:style-name="P2">Es una calle larga y silenciosa.</text:p>
      <text:p text:style-name="P2">Ando en tinieblas y tropiezo y caigo</text:p>
      <text:p text:style-name="P2">y me levanto y piso con pies ciegos</text:p>
      <text:p text:style-name="P2">las piedras mudas y las hojas secas</text:p>
      <text:p text:style-name="P2">y alguien detrás de mí también las pisa:</text:p>
      <text:p text:style-name="P2">si me detengo, se detiene;</text:p>
      <text:p text:style-name="P2">si corro, corre. Vuelvo el rostro: nadie.</text:p>
      <text:p text:style-name="P2">Todo está oscuro y sin salida,</text:p>
      <text:p text:style-name="P2">y doy vueltas en esquinas</text:p>
      <text:p text:style-name="P2">que dan siempre a la calle</text:p>
      <text:p text:style-name="P2">donde nadie me espera ni me sigue,</text:p>
      <text:p text:style-name="P2">donde yo sigo a un hombre que tropieza</text:p>
      <text:p text:style-name="P2">y se levanta y dice al verme: nadie.</text:p>
      <text:p text:style-name="P3">Las palabras</text:p>
      <text:p text:style-name="P5">        </text:p>
      <text:p text:style-name="P4">Dales la vuelta,</text:p>
      <text:p text:style-name="P4">cógelas del rabo (chillen, putas),</text:p>
      <text:p text:style-name="P4">azótalas,</text:p>
      <text:p text:style-name="P4">dales azúcar en la boca a las rejegas,</text:p>
      <text:p text:style-name="P4">ínflalas, globos, pínchalas,</text:p>
      <text:p text:style-name="P4">sórbeles sangre y tuétanos,</text:p>
      <text:p text:style-name="P4">sécalas,</text:p>
      <text:p text:style-name="P4">cápalas,</text:p>
      <text:p text:style-name="P4">písalas, gallo galante,</text:p>
      <text:p text:style-name="P4">tuérceles el gaznate, cocinero,</text:p>
      <text:p text:style-name="P4">desplúmalas,</text:p>
      <text:p text:style-name="P4">destrípalas, toro,</text:p>
      <text:p text:style-name="P4">buey, arrástralas,</text:p>
      <text:p text:style-name="P4">hazlas, poeta,</text:p>
      <text:p text:style-name="P4">haz que se traguen todas sus palabras.</text:p>
      <text:p text:style-name="Text_20_body"/>
      <text:p text:style-name="P2">Libertad bajo palabra</text:p>
      <text:p text:style-name="P5">        </text:p>
      <text:p text:style-name="P2">Viento</text:p>
      <text:p text:style-name="P2">Cantan las hojas,</text:p>
      <text:p text:style-name="P2"><text:soft-page-break/>bailan las peras en el peral;</text:p>
      <text:p text:style-name="P2">gira la rosa,</text:p>
      <text:p text:style-name="P2">rosa del viento, no del rosal.</text:p>
      <text:p text:style-name="P2">Nubes y nubes</text:p>
      <text:p text:style-name="P2">flotan dormidas, algas del aire;</text:p>
      <text:p text:style-name="P2">todo el espacio</text:p>
      <text:p text:style-name="P2">gira con ellas, fuerza de nadie.</text:p>
      <text:p text:style-name="Text_20_body"/>
      <text:p text:style-name="P2">Todo es espacio;</text:p>
      <text:p text:style-name="P2">vibra la vara de la amapola</text:p>
      <text:p text:style-name="P2">y una desnuda</text:p>
      <text:p text:style-name="P2">vuela en el viento lomo de ola.</text:p>
      <text:p text:style-name="Text_20_body"/>
      <text:p text:style-name="P2">Nada soy yo,</text:p>
      <text:p text:style-name="P2">cuerpo que flota, luz, oleaje;</text:p>
      <text:p text:style-name="P2">todo es del viento</text:p>
      <text:p text:style-name="P2">y el viento es aire</text:p>
      <text:p text:style-name="P2">siempre de viaje…</text:p>
      <text:p text:style-name="Text_20_body"/>
      <text:p text:style-name="P2">Piedra nativa</text:p>
      <text:p text:style-name="P5">        </text:p>
      <text:p text:style-name="P6"><text:span text:style-name="T1">        </text:span><text:span text:style-name="T2">A Roger Munier</text:span></text:p>
      <text:p text:style-name="P5">        </text:p>
      <text:p text:style-name="P2">La luz devasta las alturas</text:p>
      <text:p text:style-name="P2">Manadas de imperios en derrota</text:p>
      <text:p text:style-name="P2">El ojo retrocede cercado de reflejos</text:p>
      <text:p text:style-name="P5">        </text:p>
      <text:p text:style-name="P2">Países vastos como el insomnio</text:p>
      <text:p text:style-name="P2">Pedregales de hueso</text:p>
      <text:p text:style-name="P5">        </text:p>
      <text:p text:style-name="P2">Otoño sin confines</text:p>
      <text:p text:style-name="P2">Alza la sed sus invisibles surtidores</text:p>
      <text:p text:style-name="P2">Un último pirú predica en el desierto</text:p>
      <text:p text:style-name="P5">        </text:p>
      <text:p text:style-name="P2">Cierra los ojos y oye cantar la luz:</text:p>
      <text:p text:style-name="P2">El mediodía anida en tu tímpano</text:p>
      <text:p text:style-name="Text_20_body"/>
      <text:p text:style-name="P2">Cierra los ojos y ábrelos:</text:p>
      <text:p text:style-name="P2">No hay nadie ni siquiera tú mismo</text:p>
      <text:p text:style-name="P2">Lo que no es piedra es luz</text:p>
      <text:p text:style-name="Text_20_body"><text:line-break/><text:soft-page-break/><text:line-break/><text:span text:style-name="T4">Elegía a un compañero muerto en el frente</text:span></text:p>
      <text:p text:style-name="Text_20_body"/>
      <table:table table:name="Tabla1" table:style-name="Tabla1">
        <table:table-column table:style-name="Tabla1.A"/>
        <table:table-row>
          <table:table-cell table:style-name="Tabla1.A1" office:value-type="string">
            <text:p text:style-name="P7">I <text:line-break/><text:line-break/>Has muerto, camarada, <text:line-break/>en el ardiente amanecer del mundo. <text:line-break/><text:line-break/>Has muerto. Irremediablemente has muerto. <text:line-break/>Parada está tu voz, tu sangre en tierra. <text:line-break/>Has muerto, no lo olvido. <text:line-break/>¿Qué tierra crecerá que no te alce? <text:line-break/>¿Qué sangre correrá que no te nombre? <text:line-break/>¿Qué voz madurará de nuestros labios <text:line-break/>que no diga tu muerte, tu silencio, <text:line-break/>el callado dolor de no tenerte? <text:line-break/><text:line-break/>Y brotan de tu muerte, <text:line-break/>horrendamente vivos,<text:line-break/>tu mirada, tu traje azul de héroe, <text:line-break/>tu rostro sorprendido entre la pólvora, <text:line-break/>tus manos sin violines ni fusiles, <text:line-break/>desnudamente quietas. <text:line-break/><text:line-break/>Y alzándote, <text:line-break/>llorándote, <text:line-break/>nombrándote, <text:line-break/>dando voz a tu cuerpo desgarrado, <text:line-break/>sangre a tus venas rotas, <text:line-break/>labios y libertad a tu silencio, <text:line-break/>crecen dentro de mí, <text:line-break/>me lloran y me nombran, <text:line-break/>furiosamente me alzan, <text:line-break/>otros cuerpos y venas, <text:line-break/>otros abandonados ojos campesinos, <text:line-break/>otros negros, anónimos silencios. <text:line-break/><text:line-break/><text:line-break/>II <text:line-break/><text:line-break/>Yo recuerdo tu voz. La luz del Valle <text:line-break/>nos tocaba las sienes, <text:line-break/>hiriéndonos espadas resplandores, <text:line-break/>trocando en luces sombras, <text:line-break/>paso en danza, quietud en escultura <text:line-break/>y la violencia tímida del aire<text:line-break/>en cabelleras, nubes, torsos, nada. <text:line-break/><text:line-break/><text:soft-page-break/>Olas de luz, clarísimas, vacías, <text:line-break/>que nuestra sed quemaban como vidrio, <text:line-break/>hundiéndonos, sin voces, fuego puro, <text:line-break/>en lentos torbellinos resonantes.<text:line-break/><text:line-break/>Yo recuerdo tu voz, tu duro gesto, <text:line-break/>el ademán severo de tus manos; <text:line-break/>yo recuerdo tu voz, voz adversaria, <text:line-break/>tu palabra enemiga, <text:line-break/>tu pura voz de odio, <text:line-break/>tu tierno, fértil odio, <text:line-break/>que hizo a la tierra arder,<text:line-break/>crecer al hombre como frutos,<text:line-break/>puños de combatiente y camarada.<text:line-break/>Tu voz, tu corazón, tu puño vivo, <text:line-break/>detenidos y rotos por la muerte. <text:line-break/><text:line-break/><text:line-break/>III <text:line-break/><text:line-break/>Has muerto, camarada, <text:line-break/>en el ardiente amanecer del mundo. <text:line-break/>Has muerto cuando apenas <text:line-break/>tu mundo, nuestro mundo, amanecía. <text:line-break/>Llevabas en los ojos, en el pecho, <text:line-break/>tras el gesto implacable de la boca, <text:line-break/>un claro sonreír, un alba pura. <text:line-break/><text:line-break/>Te imagino cercado por las balas, <text:line-break/>por la rabia y el odio pantanoso, <text:line-break/>como tenso relámpago caído, <text:line-break/>como blanda presunción del agua, <text:line-break/>prisionera de rocas y negrura. <text:line-break/><text:line-break/>Te imagino tirado en lodazales, <text:line-break/>caído para siempre, <text:line-break/>sin máscara, sonriente, <text:line-break/>tocando, ya sin tacto, <text:line-break/>las manos de otros muertos, <text:line-break/>las manos camaradas que soñabas. <text:line-break/><text:line-break/>Has muerto entre los tuyos, por los tuyos. <text:line-break/><text:line-break/><text:line-break/>                                                                                 1937<text:line-break/><text:line-break/><text:line-break/><text:line-break/><text:soft-page-break/>De: <text:span text:style-name="T3">Hora de España, núm. 9 (sept. 1937), pp. 39-42</text:span></text:p>
          </table:table-cell>
        </table:table-row>
      </table:table>
      <text:p text:style-name="Text_20_body"/>
      <table:table table:name="Tabla2" table:style-name="Tabla2">
        <table:table-column table:style-name="Tabla2.A"/>
        <table:table-row>
          <table:table-cell table:style-name="Tabla2.A1" office:value-type="string">
            <text:p text:style-name="P8">OCTAVIO PAZ</text:p>
          </table:table-cell>
        </table:table-row>
      </table:table>
      <text:p text:style-name="Text_20_body"/>
      <text:p text:style-name="Text_20_body"/>
      <text:p text:style-name="Title">El poeta Buñuel</text:p>
      <text:p text:style-name="Text_20_body"/>
      <text:p text:style-name="Text_20_body">“La aparición de La edad de oro y El perro andaluz, señalan la primera irrupción deliberada de la poesía en el arte cinematográfico. Las nupcias entre la imagen fílmica y la imagen poética, creadoras de una nueva realidad, tenían que parecer escandalosas y subversivas. Lo eran. El carácter subversivo de los primeros filmes de Buñuel reside en que, apenas tocadas por la mano de la poesía, se desmoronan las fantasmales convenciones (sociales, morales o artísticas) de que está hecha nuestra realidad. Y de esas ruinas surge una nueva verdad, la del hombre y su deseo. Buñuel nos muestra que ese hombre maniatado puede, con solo cerrar los ojos, hacer saltar el mundo. Esos filmes son algo más que un ataque feroz a la llamada realidad; son la revelación de otra realidad humillada por la civilización contemporánea. El hombre de La edad de oro duerme en cada uno de nosotros y sólo espera un signo para despertar: el del amor. Esta película es una de las pocas tentativas del arte moderno para revelar el rostro terrible del amor en libertad. </text:p>
      <text:p text:style-name="Text_20_body">Un poco después Buñuel exhibe Tierra sin pan, un film documental que, en su género, es también una obra maestra. En esta película el poeta Buñuel se retira; calla para que la realidad hable por sí sola. Si el tema de los filmes surrealistas de Buñuel es la lucha del hombre contra una realidad que lo asfixia y mutila, el de Tierra sin Pan es el del triunfo embrutecedor de esa misma realidad. Así esta realidad es el necesario complemento de sus creaciones anteriores. Él las explica y las justifica. </text:p>
      <text:p text:style-name="Text_20_body">Por caminos distintos Buñuel prosigue su lucha encarnizada por al realidad. Contra ella, mejor dicho. Su realismo, como el de la mejor tradición española – Goya, Quevedo, la novela picaresca, Valle-Inclán, Picasso – consiste en un despiadado cuerpo a cuerpo contra la realidad. Al abrazarla, la desuella. De allí que su arte no tenga parentesco alguno con las descripciones mas o menos tendenciosas, sentimentales o estéticas, de lo que comúnmente se llama realismo. Por el contrario, toda su obra tiende a provocar la erupción de algo secreto y precioso, terrible y puro, escondido precisamente por nuestra realidad. Sirviéndose del sueño y de la poesía o utilizando los medios del relato fílmico, el poeta Buñuel desciende al fondo del hombre a su intimidad más radical e inexpresada. </text:p>
      <text:p text:style-name="Text_20_body">Después de un silencio de muchos años, Buñuel presenta una nueva película: Los olvidados. Si se comparan a esta cinta las realizadas con Salvador Dalí, sorprende sobre todo el rigor con que Buñuel lleva hasta sus límites extremos sus primeras intuiciones. Por una parte los Olvidados representan un momento de madurez artística; por la otra de mayor y mas total desesperación; la puerta del sueña parece cerrada para siempre; solo queda abierta la de la sangre. Sin renegar de la gran experiencia de su juventud, pero conciente del cambio de los tiempos – que ha hecho mas espesa esa realidad que denunciaba en sus primeras obras – , Buñuel construye una película en al que la acción es precisa como un mecanismo, alucinante como un sueño, implacable como la marcha silenciosa de la lava. El argumento de Los olvidados – la infancia delincuente – ha sido extraído de los archivos penales. Sus personajes son nuestros contemporáneos y tienen la edad de nuestros hijos. Pero Los olvidados es algo <text:soft-page-break/>más que un filme realista. EL sueño, el deseo, el horror, el delirio y el azar, la porción nocturna de la vida también tienen su parte. Y el peso de la realidad que nos muestra es de tal modo atroz, que acaba por parecernos imposible, insoportable. </text:p>
      <text:p text:style-name="Text_20_body">Y así es: la realidad es insoportable; y por eso, porque no la soporta, el hombre mata y muere, ama y crea. La más rigurosa economía artística rige a Los olvidados. A mayor consideración corresponde siempre una más intensa explosión. Por eso es una película sin “estrellas”; por eso, también la discreción del “fondo musical”, que no pretende usurpar lo que en el cine la música le debe a los ojos; y finalmente, el desdén por el color local. Dando la espalda a la tentación del impresionante paisaje mexicano, la escenografía se reduce a la desolación sórdida e insignificante, más siempre implacable, de un paisaje urbano. El espacio físico y humano en el que se desarrolla el drama no puede ser más cerrado: la vida y la muerte de unos niños entregados a su propia fatalidad, entre los cuatro muros del abandono. La ciudad, con todo lo que esta palabra extraña de solidaridad humana, es lo ajeno y extraño. </text:p>
      <text:p text:style-name="Text_20_body">Lo que llamamos civilización no es para ellos sino un muro, un gran NO que cierra el paso. Esos niños son mexicanos pero podrían ser de otro país, habitar un suburbio cualquiera de otra gran ciudad. En cierto modo no viven en México, ni en ninguna parte: son los olvidados, los habitantes de esas waste lands que cada urbe moderna engendra a sus costados. Mundo cerrado sobre si mismo, donde todos los actos son circulares y todos los pasos nos hacen volver a nuestro punto de partida. Nadie puede salir de allí, ni de si mismo, sino por la calle larga de la muerte. </text:p>
      <text:p text:style-name="Text_20_body">El azar, que en otros mundos abre puertas, aquí las cierra. La presencia continua del azar posee en Los olvidados una significación especial, que prohíbe confundirlo con la muerte. El azar que rige la acción de los héroes se presenta como una necesidad, que, sin embargo, pudiera no haber ocurrido. (¿Por qué no llamarlo entonces con su verdadero nombre, como en la tragedia: destino?) La vieja fatalidad vuelve a funcionar, sólo que despojada de sus atributos sobrenaturales: Ahora nos enfrentamos a una fatalidad social y psicológica. O, para emplear la palabra mágica de nuestro tiempo, el nuevo fetiche intelectual: una fatalidad histórica. No basta, sin embargo, con que la sociedad, la historia o las circunstancias se muestren hostiles a los héroes; para que al catástrofe se produzca es necesario que esos determinantes coincidan con la voluntad de los hombres. </text:p>
      <text:p text:style-name="Text_20_body">Pedro lucha contra el azar, contra su mala suerte o mala sombra encarnada en el Jaibo; cuando, cercado, la acepta y la afronta, transforma la fatalidad en destino. Muere pero hace suya su muerte. El choque entre la conciencia humana y la fatalidad externa constituye la esencia del acto trágico. Buñuel a redescubierto esa ambigüedad fundamental: sin la complicidad humana el destino no se cumple y la tragedia es imposible. La fatalidad ostenta la máscara de la libertad; ésta, la del destino. </text:p>
      <text:p text:style-name="Text_20_body">Los olvidados no es un film documental. Tampoco es una película de tesis, de propaganda o de moral. Aunque ninguna prédica empaña su admirable objetividad, sería calumnioso decir que se trata de un film estético, en el que sólo cuentan los valores artísticos. lejos del realismo (social, psicológico y edificante) y del esteticismo, la película de Buñuel se inscribe en al tradición de un arte pasional y feroz, contenido y delirante, que reclama como antecedentes a Goya y a Posada, quizá los artistas plásticos que han llevado mas lejos el humor negro. Lava fría, hielo volcánico. A pesar de la universalidad de su tema, de la ausencia de color local y de la extrema desnudez de su construcción. Los olvidados posee un acento que no hay mas remedio que llamar racial (en el sentido en que los toros tienen casta). </text:p>
      <text:p text:style-name="Text_20_body">La miseria y el abandono pueden darse en cualquier parte del mundo, pero la pasión encarnizada con la que están descritas pertenece al gran arte español. Ese mendigo ciego, ya lo hemos visto en al picaresca española. Esas mujeres, esos borrachos, esos cretinos, esos asesinos, esos inocentes, los hemos visto en Quevedo y en Galdós, los vislumbramos en Cervantes, los han retratado Velásquez y Murillo. Esos <text:soft-page-break/>palos –palos de ciego- son los mismos que se oyen en todo el teatro español. Y los niños, los olvidados, su mitología, su rebeldía pasiva, su lealtad suicida, su dulzura que relampaguea, su ternura llena de ferocidades exquisitas, su desgarrada afirmación de si mismos en y para la muerte, su búsqueda sin fin de la comunión –aún a través del crimen- no son ni pueden ser sino mexicanos. Así en al escena clave de la película –la escena onírica- el tema de la madre se resuelve en al cena en común, en el festín sagrado. </text:p>
      <text:p text:style-name="Text_20_body">Quizá sin proponérselo, Buñuel descubre en el sueño de sus héroes la imágenes arquetípicas de pueblo mexicano: Coatlicue y el sacrificio. El tema de la madre que es una de las obsesiones mexicanas, está ligado inexorablemente al de la fraternidad, al de la amistad hasta la muerte. Ambos constituyen el fondo secreto de esta película. El mundo de Los olvidados está poblado por huérfanos, por solitarios que buscan la comunión y que para encontrarla no retroceden ante la sangre. La búsqueda del otro, de nuestro semejante, es la otra cara de la búsqueda de la madre. O la aceptación de su ausencia definitiva: el sabernos solos. Pedro, el Jaibo y sus compañeros nos revelan la naturaleza última del hombre, que quizá consista en una permanente y constante orfandad. testimonio de nuestro tiempo el valor moral de los olvidados no tiene relación alguna con la propaganda. El arte cuando es libre, es testimonio, conciencia. La obra de Buñuel es una prueba de lo que pueden hacer el talento creador y la conciencia artística cuando nada excepto su propia libertad los constriñe o coacciona. </text:p>
      <text:p text:style-name="Text_20_body">Cannes, 4 de abril 195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0:32:56.038000000</meta:creation-date>
    <dc:date>2015-09-02T23:20:52.763000000</dc:date>
    <meta:editing-duration>P0D</meta:editing-duration>
    <meta:editing-cycles>3</meta:editing-cycles>
    <meta:generator>LibreOffice/4.1.4.2$Windows_x86 LibreOffice_project/0a0440ccc0227ad9829de5f46be37cfb6edcf72</meta:generator>
    <meta:document-statistic meta:table-count="2" meta:image-count="0" meta:object-count="0" meta:page-count="10" meta:paragraph-count="221" meta:word-count="2909" meta:character-count="16787" meta:non-whitespace-character-count="13757"/>
  </office:meta>
</office:document-meta>
</file>